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2225b" officeooo:paragraph-rsid="0002225b" style:font-weight-asian="bold" style:font-weight-complex="bold"/>
    </style:style>
    <style:style style:name="P3" style:family="paragraph" style:parent-style-name="Standard">
      <style:text-properties fo:font-weight="bold" officeooo:rsid="0002225b" officeooo:paragraph-rsid="0002ef18" style:font-weight-asian="bold" style:font-weight-complex="bold"/>
    </style:style>
    <style:style style:name="P4" style:family="paragraph" style:parent-style-name="Standard">
      <style:text-properties officeooo:rsid="00002356" officeooo:paragraph-rsid="00002356"/>
    </style:style>
    <style:style style:name="P5" style:family="paragraph" style:parent-style-name="Standard">
      <style:text-properties officeooo:rsid="00002356" officeooo:paragraph-rsid="0000fcf3"/>
    </style:style>
    <style:style style:name="P6" style:family="paragraph" style:parent-style-name="Standard">
      <style:text-properties officeooo:rsid="0002225b" officeooo:paragraph-rsid="0002225b"/>
    </style:style>
    <style:style style:name="P7" style:family="paragraph" style:parent-style-name="Standard">
      <style:text-properties officeooo:paragraph-rsid="0002225b"/>
    </style:style>
    <style:style style:name="P8" style:family="paragraph" style:parent-style-name="Standard">
      <style:paragraph-properties style:line-height-at-least="0.198in"/>
      <style:text-properties officeooo:paragraph-rsid="00070db9"/>
    </style:style>
    <style:style style:name="P9" style:family="paragraph" style:parent-style-name="Standard">
      <style:text-properties officeooo:paragraph-rsid="0005d72e"/>
    </style:style>
    <style:style style:name="P10" style:family="paragraph" style:parent-style-name="Standard">
      <style:text-properties officeooo:rsid="0006aff9" officeooo:paragraph-rsid="0006aff9"/>
    </style:style>
    <style:style style:name="P11" style:family="paragraph" style:parent-style-name="Standard">
      <style:text-properties officeooo:rsid="00070db9" officeooo:paragraph-rsid="00070db9"/>
    </style:style>
    <style:style style:name="P12" style:family="paragraph" style:parent-style-name="Standard">
      <style:text-properties officeooo:rsid="0008bd43" officeooo:paragraph-rsid="0008bd43"/>
    </style:style>
    <style:style style:name="P13" style:family="paragraph" style:parent-style-name="Standard">
      <style:text-properties officeooo:rsid="00094657" officeooo:paragraph-rsid="0009465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0fcf3"/>
    </style:style>
    <style:style style:name="T3" style:family="text">
      <style:text-properties officeooo:rsid="0002225b"/>
    </style:style>
    <style:style style:name="T4" style:family="text">
      <style:text-properties officeooo:rsid="0002ef18"/>
    </style:style>
    <style:style style:name="T5" style:family="text">
      <style:text-properties officeooo:rsid="0003d62f"/>
    </style:style>
    <style:style style:name="T6" style:family="text">
      <style:text-properties officeooo:rsid="0005265c"/>
    </style:style>
    <style:style style:name="T7" style:family="text">
      <style:text-properties fo:font-variant="normal" fo:text-transform="none" fo:color="#b5cea8" loext:opacity="100%" style:font-name="Droid Sans Mono" fo:font-size="10.5pt" fo:letter-spacing="normal" fo:font-style="normal" fo:font-weight="normal" officeooo:rsid="0005265c"/>
    </style:style>
    <style:style style:name="T8" style:family="text">
      <style:text-properties officeooo:rsid="0005d72e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officeooo:rsid="00070db9"/>
    </style:style>
    <style:style style:name="T11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2" style:family="text">
      <style:text-properties fo:color="#569cd6" loext:opacity="100%" style:font-name="Droid Sans Mono" fo:font-size="10.5pt" fo:font-weight="normal" officeooo:rsid="00070db9" fo:background-color="#1f1f1f" loext:char-shading-value="0"/>
    </style:style>
    <style:style style:name="T1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4" style:family="text">
      <style:text-properties fo:color="#cccccc" loext:opacity="100%" style:font-name="Droid Sans Mono" fo:font-size="10.5pt" fo:font-weight="normal" officeooo:rsid="00070db9" fo:background-color="#1f1f1f" loext:char-shading-value="0"/>
    </style:style>
    <style:style style:name="T15" style:family="text">
      <style:text-properties fo:color="#d4d4d4" loext:opacity="100%"/>
    </style:style>
    <style:style style:name="T16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17" style:family="text">
      <style:text-properties fo:color="#b5cea8" loext:opacity="100%"/>
    </style:style>
    <style:style style:name="T18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19" style:family="text">
      <style:text-properties fo:color="#b5cea8" loext:opacity="100%" style:font-name="Droid Sans Mono" fo:font-size="10.5pt" fo:font-weight="normal" officeooo:rsid="00070db9" fo:background-color="#1f1f1f" loext:char-shading-value="0"/>
    </style:style>
    <style:style style:name="T20" style:family="text">
      <style:text-properties fo:color="#6a9955" loext:opacity="100%"/>
    </style:style>
    <style:style style:name="T21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22" style:family="text">
      <style:text-properties fo:color="#6a9955" loext:opacity="100%" style:font-name="Droid Sans Mono" fo:font-size="10.5pt" fo:font-weight="normal" officeooo:rsid="00070db9" fo:background-color="#1f1f1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Alle opgaver i denne test, omhandler ATMega2560</text:span></text:p>
      <text:p text:style-name="Standard">ANSI C opgaver</text:p>
      <text:p text:style-name="Standard">1) Skriv den nødvendige C kode, for at sætte PORTB til output</text:p>
      <text:p text:style-name="Standard"/>
      <text:p text:style-name="P13">DDRB = 0xFF;</text:p>
      <text:p text:style-name="Standard"/>
      <text:p text:style-name="Standard">2) Skriv den nødvendige C kode, for at sætte PORTD til INPUT</text:p>
      <text:p text:style-name="Standard"/>
      <text:p text:style-name="P12">DDRD = 0x00;</text:p>
      <text:p text:style-name="Standard"/>
      <text:p text:style-name="P1">3) Hvordan erklæres et karakter array, som skal kunne indeholde en tekst på 12</text:p>
      <text:p text:style-name="P1">betydende karakterer:</text:p>
      <text:p text:style-name="P4"/>
      <text:p text:style-name="P5">/* We can use length 12 if we count \0 as a meaningful chararcter.</text:p>
      <text:p text:style-name="P5"><text:tab/><text:span text:style-name="T2">Or if we avoid functions that dynamically scan the length of the string.</text:span> */</text:p>
      <text:p text:style-name="P4">char myarr[13];</text:p>
      <text:p text:style-name="P4"/>
      <text:p text:style-name="P1">4) Skriv den nødvendige kode, for at tænde Bit2 på PORTB. (Bit2 = 1)</text:p>
      <text:p text:style-name="P1">Det forudsættes at hele porten er sat som udgang. Din kode må ikke påvirke resten</text:p>
      <text:p text:style-name="P1">af bittene på porten.</text:p>
      <text:p text:style-name="Standard"/>
      <text:p text:style-name="P8"><text:span text:style-name="T11">PORTB</text:span><text:span text:style-name="T13"> </text:span><text:span text:style-name="T16">|=</text:span><text:span text:style-name="T13"> (</text:span><text:span text:style-name="T18">1</text:span><text:span text:style-name="T16">&lt;&lt;</text:span><text:span text:style-name="T19">3</text:span><text:span text:style-name="T13">);</text:span><text:span text:style-name="T21"> // Turn on</text:span></text:p>
      <text:p text:style-name="Standard"/>
      <text:p text:style-name="Standard">5) Skriv den nødvendige kode, for at slukke Bit2 på PORTB. (Bit2 =0)</text:p>
      <text:p text:style-name="Standard">Det forudsættes at hele porten er sat som udgang. Din kode må ikke påvirke resten</text:p>
      <text:p text:style-name="Standard">af bittene på porten.</text:p>
      <text:p text:style-name="Standard"/>
      <text:p text:style-name="P8"><text:span text:style-name="T11">PORTB</text:span><text:span text:style-name="T13"> </text:span><text:span text:style-name="T14">&amp;</text:span><text:span text:style-name="T16">=</text:span><text:span text:style-name="T13"> </text:span><text:span text:style-name="T14">~</text:span><text:span text:style-name="T13">(</text:span><text:span text:style-name="T18">1</text:span><text:span text:style-name="T16">&lt;&lt;</text:span><text:span text:style-name="T19">3</text:span><text:span text:style-name="T13">);</text:span><text:span text:style-name="T21"> // Turn </text:span><text:span text:style-name="T22">off</text:span></text:p>
      <text:p text:style-name="Standard"/>
      <text:p text:style-name="Standard">6) Skriv en korrekt if-sætning, som reagerer på, at Bit2 på PORTC, er sat. (Bit2 =1)</text:p>
      <text:p text:style-name="Standard">Det forudsættes at PORTC er sat op som indgang</text:p>
      <text:p text:style-name="Standard"/>
      <text:p text:style-name="P11">if (<text:span text:style-name="T13">(</text:span><text:span text:style-name="T18">1</text:span><text:span text:style-name="T16">&lt;&lt;</text:span><text:span text:style-name="T18">3</text:span><text:span text:style-name="T13">) &amp; </text:span><text:span text:style-name="T11">PORTC</text:span>) {}</text:p>
      <text:p text:style-name="Standard"/>
      <text:p text:style-name="Standard">7) Skriv en korrekt if-sætning, som reagerer på, at Bit3 på PORTC, ikke er sat. (Bit3 =0)</text:p>
      <text:p text:style-name="Standard">Det forudsættes at PORTC er sat op som indgang:</text:p>
      <text:p text:style-name="Standard"/>
      <text:p text:style-name="P12">if (!((1&lt;&lt;3) &amp; PORTC)) {}</text:p>
      <text:p text:style-name="Standard"/>
      <text:p text:style-name="P1">8) Forklar med dine egne ord, hvad en pointer i C (og andres sprog) er:</text:p>
      <text:p text:style-name="Standard"/>
      <text:p text:style-name="P10">A pointer (variable) points to the address of another variable.</text:p>
      <text:p text:style-name="Standard"/>
      <text:p text:style-name="P1">9) Hvor meget hukommelse (i bytes) fylder en pointer i AtMega verdenen, der peger</text:p>
      <text:p text:style-name="P1">på en 8 bit størrelse</text:p>
      <text:p text:style-name="Standard"/>
      <text:p text:style-name="P10">The AVR Atmega2560 uses 16-bit addressing, so every pointer should be 2 bytes big.</text:p>
      <text:p text:style-name="Standard"/>
      <text:p text:style-name="P1">10) Hvor meget hukommelse (i bytes) fylder en pointer i AtMega verdenen, der peger</text:p>
      <text:p text:style-name="P1">på en 16 bit størrelse</text:p>
      <text:p text:style-name="Standard"/>
      <text:p text:style-name="P10">2 bytes.</text:p>
      <text:p text:style-name="Standard"><text:soft-page-break/></text:p>
      <text:p text:style-name="P1">11) Hvor meget hukommelse (i bytes) fylder en pointer i AtMega verdenen, der peger</text:p>
      <text:p text:style-name="P1">på en 32 bit størrelse</text:p>
      <text:p text:style-name="Standard"/>
      <text:p text:style-name="P10">2 bytes.</text:p>
      <text:p text:style-name="Standard"/>
      <text:p text:style-name="P1">12) Hvor stort et adresseområde (i bytes) kan man adressere med en pointer, hvor</text:p>
      <text:p text:style-name="P1">pointeren selv fylder 8 bits (en byte) i hukommelsen. Spørgsmålet her er et generelt</text:p>
      <text:p text:style-name="P1">pointerspørgsmål og retter sig ikke specifikt mod AtMega verdenen!!!</text:p>
      <text:p text:style-name="Standard"/>
      <text:p text:style-name="Standard">UINT8_MAX <text:span text:style-name="T8">== 0xff == 0d255</text:span></text:p>
      <text:p text:style-name="P9">/* <text:span text:style-name="T8">I doubt such a pointer would be very useful in modern uses-cases,</text:span></text:p>
      <text:p text:style-name="P9"><text:span text:style-name="T8"><text:tab/>and I don’t know of any location where they exist.</text:span> */</text:p>
      <text:p text:style-name="Standard"/>
      <text:p text:style-name="P1">13) Hvor stort et adresseområde (i bytes) kan man adressere med en pointer, der</text:p>
      <text:p text:style-name="P1">fylder 16 bits (to bytes) i hukommelsen. Spørgsmålet her er et generelt pointer</text:p>
      <text:p text:style-name="P1">spørgsmål og retter sig ikke specifikt mod AtMega verdenen!!!</text:p>
      <text:p text:style-name="Standard"/>
      <text:p text:style-name="Standard">UINT16_MAX <text:span text:style-name="T6">== 0xffff == 0d</text:span><text:span text:style-name="T7">65535</text:span></text:p>
      <text:p text:style-name="Standard"/>
      <text:p text:style-name="P1">14) Giv 3 argumenter for, at man burger pointere I C</text:p>
      <text:p text:style-name="Standard"><text:span text:style-name="T1">Argument 1 :</text:span> <text:s/><text:span text:style-name="T5">Personally I’ve used them with __attribute__(section()) (see simulation_step() and </text:span><text:span text:style-name="T6">SIM_SUBSCRIBE() here: https://github.com/kivkiv12345/ckafprod/</text:span><text:span text:style-name="T5">)</text:span></text:p>
      <text:p text:style-name="Standard"><text:span text:style-name="T1">Argument 2 :</text:span> <text:span text:style-name="T6">They are required for anything allocated on the heap (malloc(), calloc(), etc.).</text:span></text:p>
      <text:p text:style-name="Standard"><text:span text:style-name="T1">Argument 3 :</text:span> <text:span text:style-name="T6">I’ve also used them for ’out’ parameters in function in the aforementioned repository, these types of parameters allow you to avoid heap allocation.</text:span></text:p>
      <text:p text:style-name="Standard"/>
      <text:p text:style-name="Standard"/>
      <text:p text:style-name="P1">15) Givet følgende kode:</text:p>
      <text:p text:style-name="P1"/>
      <text:p text:style-name="P2">#define Uint8_t uint8_t <text:s/>// This #define has been made to ensure that the code will <text:span text:style-name="T4">compile</text:span>.</text:p>
      <text:p text:style-name="P2"/>
      <text:p text:style-name="P1">Uint8_t Number1 = 100;</text:p>
      <text:p text:style-name="P1">Uint8_t *p_Uint8_t;</text:p>
      <text:p text:style-name="P1">p_Uint8_t = &amp;Number1;</text:p>
      <text:p text:style-name="P1">* p_Uint8_t = 50;</text:p>
      <text:p text:style-name="P1">Hvad er værdien af Number1, efter at koden er udført.</text:p>
      <text:p text:style-name="Standard"/>
      <text:p text:style-name="P6">50</text:p>
      <text:p text:style-name="Standard"/>
      <text:p text:style-name="Standard"/>
      <text:p text:style-name="P1">16) Givet følgende kode</text:p>
      <text:p text:style-name="P1"/>
      <text:p text:style-name="P2">#define Uint8_t uint8_t <text:s/>// <text:span text:style-name="T4">Added to allow compilation</text:span></text:p>
      <text:p text:style-name="P3">#define Typedef typedef <text:s/>// <text:span text:style-name="T4">Added to allow compilation</text:span></text:p>
      <text:p text:style-name="P3"/>
      <text:p text:style-name="P1">Typedef struct Koordinatsaets {</text:p>
      <text:p text:style-name="P1"><text:tab/>Uint8_t x;</text:p>
      <text:p text:style-name="P1"><text:tab/>Uint8_t y;</text:p>
      <text:p text:style-name="P1">} Koordinatsaet;</text:p>
      <text:p text:style-name="P1">Koordinatsaet MineKoordinater;</text:p>
      <text:p text:style-name="P1">Koordinatsaet *p_Koordinater = &amp;MineKoordinater;</text:p>
      <text:p text:style-name="P1"><text:soft-page-break/>MineKoordinater.x = 5;</text:p>
      <text:p text:style-name="P1">MineKoordinater.y = 8;</text:p>
      <text:p text:style-name="P1">p_Koordinater-&gt;x = 12;</text:p>
      <text:p text:style-name="P1">Hvilken værdi vil x og y koordinaterne af MineKoordinater have, efter at koden er</text:p>
      <text:p text:style-name="P1">udført.</text:p>
      <text:p text:style-name="Standard"/>
      <text:p text:style-name="P6">x == 12</text:p>
      <text:p text:style-name="P6">y == 8</text:p>
      <text:p text:style-name="Standard"/>
      <text:p text:style-name="P1">17) Hvordan erklæres en function pointer i C, der definerer funktioner, som ikke tager</text:p>
      <text:p text:style-name="P1">imod nogle parametre og ikke returnerer en parameter.</text:p>
      <text:p text:style-name="Standard"/>
      <text:p text:style-name="P6">void (*)(void);</text:p>
      <text:p text:style-name="P6"/>
      <text:p text:style-name="P1">18) Hvordan erklæres en function pointer i C, der definerer funktioner, som tager imod</text:p>
      <text:p text:style-name="P1">en parameter af typen uint8_t og returnerer en parameter af typen uint32_t</text:p>
      <text:p text:style-name="Standard"/>
      <text:p text:style-name="P6">uint32_t (*)(uint8_t);</text:p>
      <text:p text:style-name="Standard"/>
      <text:p text:style-name="P1">19) Giv eksempler på hvad man kan bruge functions pointerer til I C</text:p>
      <text:p text:style-name="Standard"/>
      <text:p text:style-name="P6">Tabelprogrammering!</text:p>
      <text:p text:style-name="Standard"/>
      <text:p text:style-name="P1">20) Hvad er betegnelsen for det, der i C# svarer til en function pointer i C</text:p>
      <text:p text:style-name="Standard"/>
      <text:p text:style-name="P7"><text:span text:style-name="T3">I’d say the closest you’ll get is with a delagate, but a delagate can contain multiple function (</text:span>presumably <text:span text:style-name="T3">by using a list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08:21:38.175366389</meta:creation-date>
    <dc:date>2023-11-28T11:46:49.799681304</dc:date>
    <meta:editing-duration>PT1H21M2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84" meta:word-count="712" meta:character-count="4127" meta:non-whitespace-character-count="3491"/>
  </office:meta>
</office:document-meta>
</file>